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2746" officeooo:paragraph-rsid="00202746"/>
    </style:style>
    <style:style style:name="P2" style:family="paragraph" style:parent-style-name="Standard">
      <style:text-properties officeooo:rsid="00202746" officeooo:paragraph-rsid="0021642e"/>
    </style:style>
    <style:style style:name="P3" style:family="paragraph" style:parent-style-name="Standard">
      <style:text-properties officeooo:rsid="00202746" officeooo:paragraph-rsid="0022fd77"/>
    </style:style>
    <style:style style:name="P4" style:family="paragraph" style:parent-style-name="Standard">
      <style:text-properties officeooo:rsid="00202746" officeooo:paragraph-rsid="002ee781"/>
    </style:style>
    <style:style style:name="P5" style:family="paragraph" style:parent-style-name="Standard">
      <style:text-properties officeooo:rsid="00258080" officeooo:paragraph-rsid="00258080"/>
    </style:style>
    <style:style style:name="P6" style:family="paragraph" style:parent-style-name="Standard">
      <style:text-properties officeooo:rsid="0025e998" officeooo:paragraph-rsid="0025e998"/>
    </style:style>
    <style:style style:name="P7" style:family="paragraph" style:parent-style-name="Standard">
      <style:text-properties officeooo:rsid="0025e998" officeooo:paragraph-rsid="002df9cf"/>
    </style:style>
    <style:style style:name="P8" style:family="paragraph" style:parent-style-name="Standard">
      <style:text-properties officeooo:rsid="0022393b" officeooo:paragraph-rsid="0022393b"/>
    </style:style>
    <style:style style:name="P9" style:family="paragraph" style:parent-style-name="Standard">
      <style:text-properties officeooo:rsid="00261d09" officeooo:paragraph-rsid="00261d09"/>
    </style:style>
    <style:style style:name="P10" style:family="paragraph" style:parent-style-name="Standard">
      <style:text-properties officeooo:rsid="00261d09" officeooo:paragraph-rsid="002ee781"/>
    </style:style>
    <style:style style:name="P11" style:family="paragraph" style:parent-style-name="Standard">
      <style:text-properties officeooo:rsid="002aeeff" officeooo:paragraph-rsid="002aeeff"/>
    </style:style>
    <style:style style:name="P12" style:family="paragraph" style:parent-style-name="Standard">
      <style:text-properties officeooo:rsid="0022fd77" officeooo:paragraph-rsid="002cfc98"/>
    </style:style>
    <style:style style:name="P13" style:family="paragraph" style:parent-style-name="Standard">
      <style:text-properties officeooo:rsid="002cfc98" officeooo:paragraph-rsid="0031047e"/>
    </style:style>
    <style:style style:name="P14" style:family="paragraph" style:parent-style-name="Standard">
      <style:text-properties officeooo:rsid="002ee781" officeooo:paragraph-rsid="002ee781"/>
    </style:style>
    <style:style style:name="P15" style:family="paragraph" style:parent-style-name="Standard">
      <style:text-properties officeooo:rsid="002ee781" officeooo:paragraph-rsid="0031047e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2ee781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31047e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df9cf" officeooo:paragraph-rsid="0031047e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cfc98" officeooo:paragraph-rsid="0031047e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aeeff" officeooo:paragraph-rsid="002aeeff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fd5e5" officeooo:paragraph-rsid="0031047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style:text-underline-style="none" officeooo:rsid="002df9cf" officeooo:paragraph-rsid="0031047e"/>
    </style:style>
    <style:style style:name="P24" style:family="paragraph" style:parent-style-name="Standard">
      <style:text-properties style:text-underline-style="none" officeooo:rsid="002ee781" officeooo:paragraph-rsid="0031047e"/>
    </style:style>
    <style:style style:name="P25" style:family="paragraph" style:parent-style-name="Standard">
      <style:text-properties style:text-underline-style="none" officeooo:rsid="002fd5e5" officeooo:paragraph-rsid="0031047e"/>
    </style:style>
    <style:style style:name="P26" style:family="paragraph" style:parent-style-name="Standard">
      <style:text-properties style:text-underline-style="none" officeooo:rsid="003b0495" officeooo:paragraph-rsid="003b0495"/>
    </style:style>
    <style:style style:name="P27" style:family="paragraph" style:parent-style-name="Standard">
      <style:text-properties style:text-underline-style="none" officeooo:rsid="003be8a0" officeooo:paragraph-rsid="003be8a0"/>
    </style:style>
    <style:style style:name="P28" style:family="paragraph" style:parent-style-name="Standard">
      <style:text-properties style:text-underline-style="none" officeooo:rsid="003c3e6a" officeooo:paragraph-rsid="003c3e6a"/>
    </style:style>
    <style:style style:name="P29" style:family="paragraph" style:parent-style-name="Standard">
      <style:text-properties style:text-underline-style="none" officeooo:rsid="00413423" officeooo:paragraph-rsid="00413423"/>
    </style:style>
    <style:style style:name="P30" style:family="paragraph" style:parent-style-name="Standard">
      <style:text-properties style:text-underline-style="none" officeooo:rsid="00425e7a" officeooo:paragraph-rsid="00425e7a"/>
    </style:style>
    <style:style style:name="P31" style:family="paragraph" style:parent-style-name="Standard">
      <style:text-properties style:text-underline-style="none" officeooo:rsid="00202746" officeooo:paragraph-rsid="00438634"/>
    </style:style>
    <style:style style:name="P32" style:family="paragraph" style:parent-style-name="Standard">
      <style:text-properties style:text-underline-style="none" officeooo:rsid="004b10ec" officeooo:paragraph-rsid="004b10ec"/>
    </style:style>
    <style:style style:name="P33" style:family="paragraph" style:parent-style-name="Standard">
      <style:text-properties officeooo:paragraph-rsid="003b0495"/>
    </style:style>
    <style:style style:name="P34" style:family="paragraph" style:parent-style-name="Standard">
      <style:text-properties officeooo:rsid="003b0495" officeooo:paragraph-rsid="003b0495"/>
    </style:style>
    <style:style style:name="P35" style:family="paragraph" style:parent-style-name="Standard">
      <style:text-properties officeooo:rsid="003b0495" officeooo:paragraph-rsid="004706ba"/>
    </style:style>
    <style:style style:name="P36" style:family="paragraph" style:parent-style-name="Standard">
      <style:text-properties officeooo:rsid="00457aec" officeooo:paragraph-rsid="00457aec"/>
    </style:style>
    <style:style style:name="P37" style:family="paragraph" style:parent-style-name="Standard">
      <style:text-properties officeooo:rsid="004706ba" officeooo:paragraph-rsid="004706ba"/>
    </style:style>
    <style:style style:name="P38" style:family="paragraph" style:parent-style-name="Standard">
      <style:text-properties officeooo:rsid="00495242" officeooo:paragraph-rsid="0049524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fd77" style:font-style-asian="italic" style:font-style-complex="italic"/>
    </style:style>
    <style:style style:name="T4" style:family="text">
      <style:text-properties fo:font-style="italic" officeooo:rsid="0025e998" style:font-style-asian="italic" style:font-style-complex="italic"/>
    </style:style>
    <style:style style:name="T5" style:family="text">
      <style:text-properties fo:font-style="italic" style:text-underline-style="none" officeooo:rsid="00277164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1642e"/>
    </style:style>
    <style:style style:name="T8" style:family="text">
      <style:text-properties officeooo:rsid="0022fd77"/>
    </style:style>
    <style:style style:name="T9" style:family="text">
      <style:text-properties fo:font-style="normal" officeooo:rsid="0024c3e3" style:font-style-asian="normal" style:font-style-complex="normal"/>
    </style:style>
    <style:style style:name="T10" style:family="text">
      <style:text-properties officeooo:rsid="0025e998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948fb"/>
    </style:style>
    <style:style style:name="T13" style:family="text">
      <style:text-properties style:text-underline-style="none" officeooo:rsid="00297aa2"/>
    </style:style>
    <style:style style:name="T14" style:family="text">
      <style:text-properties style:text-underline-style="none" officeooo:rsid="0025e998"/>
    </style:style>
    <style:style style:name="T15" style:family="text">
      <style:text-properties style:text-underline-style="none" officeooo:rsid="002aeeff"/>
    </style:style>
    <style:style style:name="T16" style:family="text">
      <style:text-properties style:text-underline-style="none" officeooo:rsid="0031047e"/>
    </style:style>
    <style:style style:name="T17" style:family="text">
      <style:text-properties style:text-underline-style="none" officeooo:rsid="00313ed6"/>
    </style:style>
    <style:style style:name="T18" style:family="text">
      <style:text-properties style:text-underline-style="none" officeooo:rsid="0037ecb9"/>
    </style:style>
    <style:style style:name="T19" style:family="text">
      <style:text-properties style:text-underline-style="none" officeooo:rsid="003b0495"/>
    </style:style>
    <style:style style:name="T20" style:family="text">
      <style:text-properties style:text-underline-style="none" officeooo:rsid="003e0a57"/>
    </style:style>
    <style:style style:name="T21" style:family="text">
      <style:text-properties style:text-underline-style="none" officeooo:rsid="003f92e2"/>
    </style:style>
    <style:style style:name="T22" style:family="text">
      <style:text-properties style:text-underline-style="none" officeooo:rsid="0040e6c5"/>
    </style:style>
    <style:style style:name="T23" style:family="text">
      <style:text-properties style:text-underline-style="none" officeooo:rsid="004896e4"/>
    </style:style>
    <style:style style:name="T24" style:family="text">
      <style:text-properties officeooo:rsid="0031047e"/>
    </style:style>
    <style:style style:name="T25" style:family="text">
      <style:text-properties officeooo:rsid="0032c4c4"/>
    </style:style>
    <style:style style:name="T26" style:family="text">
      <style:text-properties officeooo:rsid="00349d3c"/>
    </style:style>
    <style:style style:name="T27" style:family="text">
      <style:text-properties officeooo:rsid="00364a9d"/>
    </style:style>
    <style:style style:name="T28" style:family="text">
      <style:text-properties officeooo:rsid="003cb3b0"/>
    </style:style>
    <style:style style:name="T29" style:family="text">
      <style:text-properties officeooo:rsid="00413423"/>
    </style:style>
    <style:style style:name="T30" style:family="text">
      <style:text-properties officeooo:rsid="00425e7a"/>
    </style:style>
    <style:style style:name="T31" style:family="text">
      <style:text-properties officeooo:rsid="00438634"/>
    </style:style>
    <style:style style:name="T32" style:family="text">
      <style:text-properties fo:color="#6a3e3e" style:font-name="Monospace" fo:font-size="10pt" fo:background-color="#e8f2fe" loext:char-shading-value="0" style:font-size-asian="10pt"/>
    </style:style>
    <style:style style:name="T33" style:family="text">
      <style:text-properties fo:color="#000000" style:font-name="Monospace" fo:font-size="10pt" fo:background-color="#e8f2fe" loext:char-shading-value="0" style:font-size-asian="10pt"/>
    </style:style>
    <style:style style:name="T34" style:family="text">
      <style:text-properties fo:color="#2a00ff" style:font-name="Monospace" fo:font-size="10pt" fo:background-color="#e8f2fe" loext:char-shading-value="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K = ______ FK =<text:span text:style-name="T1"> Italic</text:span></text:p>
      <text:p text:style-name="Standard"/>
      <text:p text:style-name="P1">Groep(<text:span text:style-name="T6">groepid</text:span>, naam)</text:p>
      <text:p text:style-name="P20"><text:bookmark-start text:name="__DdeLink__94_541698554"/><text:bookmark-start text:name="__DdeLink__347_291346890"/>CREATE TABLE Groep(groepid <text:bookmark-start text:name="__DdeLink__96_541698554"/><text:span text:style-name="T24">INT NOT NULL </text:span>auto_increment <text:span text:style-name="T24">PRIMARY KEY</text:span><text:bookmark-end text:name="__DdeLink__96_541698554"/>, naam varchar(50));<text:bookmark-end text:name="__DdeLink__94_541698554"/><text:bookmark-end text:name="__DdeLink__347_291346890"/></text:p>
      <text:p text:style-name="P11"/>
      <text:p text:style-name="P12">Pad(<text:span text:style-name="T6">padid</text:span>,naam)</text:p>
      <text:p text:style-name="P19"><text:bookmark-start text:name="__DdeLink__98_541698554"/><text:bookmark-start text:name="__DdeLink__349_291346890"/>CREATE TABLE Pad(padid <text:span text:style-name="T24">INT NOT NULL auto_increment PRIMARY KEY</text:span>, naam varchar(50));<text:bookmark-end text:name="__DdeLink__98_541698554"/><text:bookmark-end text:name="__DdeLink__349_291346890"/></text:p>
      <text:p text:style-name="P13"/>
      <text:p text:style-name="P7">Afdeling(<text:span text:style-name="T6">afdelingid</text:span><text:span text:style-name="T11">,naam)</text:span></text:p>
      <text:p text:style-name="P18"><text:bookmark-start text:name="__DdeLink__100_541698554"/><text:bookmark-start text:name="__DdeLink__102_541698554"/><text:bookmark-start text:name="__DdeLink__351_291346890"/><text:span text:style-name="T11">CREATE TABLE Afdeling(</text:span><text:span text:style-name="T17">afdeling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00_541698554"/><text:bookmark-end text:name="__DdeLink__102_541698554"/><text:bookmark-end text:name="__DdeLink__351_291346890"/></text:p>
      <text:p text:style-name="P23"/>
      <text:p text:style-name="P4"><text:bookmark-start text:name="__DdeLink__437_291346890"/>Product(<text:span text:style-name="T6">productid</text:span>,naam,prijs,<text:span text:style-name="T4">afdelingid</text:span>)<text:bookmark-end text:name="__DdeLink__437_291346890"/></text:p>
      <text:p text:style-name="P4"><text:span text:style-name="T11"><text:tab/></text:span><text:span text:style-name="T14">Product.afdelingid → Afdeling.afdelingid</text:span></text:p>
      <text:p text:style-name="P15"><text:bookmark-start text:name="__DdeLink__104_541698554"/><text:bookmark-start text:name="__DdeLink__106_541698554"/><text:bookmark-start text:name="__DdeLink__353_291346890"/><text:span text:style-name="T14">C</text:span><text:span text:style-name="T11">REATE TABLE Product(productid </text:span><text:span text:style-name="T16">INT NOT NULL </text:span><text:span text:style-name="T15">auto_increment </text:span><text:span text:style-name="T16">PRIMARY KEY</text:span><text:span text:style-name="T11">, naam varchar(100),prijs DECIMAL, afdelingid </text:span><text:span text:style-name="T17">int,FOREIGN KEY(afdelingid) REFERENCES A</text:span><text:span text:style-name="T11">fdeling</text:span><text:span text:style-name="T17">(</text:span><text:span text:style-name="T11">afdelingid</text:span><text:span text:style-name="T17">)</text:span><text:span text:style-name="T11">);</text:span><text:bookmark-end text:name="__DdeLink__104_541698554"/><text:bookmark-end text:name="__DdeLink__106_541698554"/><text:bookmark-end text:name="__DdeLink__353_291346890"/></text:p>
      <text:p text:style-name="P17"/>
      <text:p text:style-name="P1"><text:bookmark-start text:name="__DdeLink__268_2135154956"/><text:bookmark-start text:name="__DdeLink__566_291346890"/><text:bookmark-start text:name="__DdeLink__558_291346890"/><text:bookmark-start text:name="__DdeLink__562_291346890"/><text:span text:style-name="T7">Groep_Voorkeur_Product</text:span><text:bookmark-end text:name="__DdeLink__268_2135154956"/>(<text:span text:style-name="T2">groepid</text:span>,<text:span text:style-name="T2">productid</text:span>)<text:bookmark-end text:name="__DdeLink__566_291346890"/><text:bookmark-end text:name="__DdeLink__558_291346890"/><text:bookmark-end text:name="__DdeLink__562_291346890"/></text:p>
      <text:p text:style-name="P2"><text:tab/><text:bookmark-start text:name="__DdeLink__270_2135154956"/><text:span text:style-name="T7">Groep_Voorkeur_Product.</text:span><text:bookmark-end text:name="__DdeLink__270_2135154956"/><text:span text:style-name="T7">groepid → Groep.groepid</text:span></text:p>
      <text:p text:style-name="P2"><text:tab/><text:span text:style-name="T7">Groep_Voorkeur_Product.productid → </text:span><text:bookmark-start text:name="__DdeLink__272_2135154956"/><text:span text:style-name="T7">Product.productid</text:span><text:bookmark-end text:name="__DdeLink__272_2135154956"/><text:bookmark text:name="__DdeLink__84_541698554"/></text:p>
      <text:p text:style-name="P16"><text:bookmark-start text:name="__DdeLink__108_541698554"/><text:bookmark-start text:name="__DdeLink__110_541698554"/><text:bookmark-start text:name="__DdeLink__355_291346890"/>CREATE TABLE Groep_Voorkeur_Product(groepid <text:span text:style-name="T25">INT NOT NULL,</text:span> productid <text:span text:style-name="T25">INT NOT NULL,</text:span> <text:span text:style-name="T25">FOREIGN KEY(</text:span>productid<text:span text:style-name="T25">) REFERENCES Product(productid), FOREIGN KEY(groepid) REFERENCES Groep(groepid)</text:span>);<text:bookmark-end text:name="__DdeLink__108_541698554"/><text:bookmark-end text:name="__DdeLink__110_541698554"/><text:bookmark-end text:name="__DdeLink__355_291346890"/></text:p>
      <text:p text:style-name="P14"/>
      <text:p text:style-name="P14"/>
      <text:p text:style-name="P14"/>
      <text:p text:style-name="P14"/>
      <text:p text:style-name="P14"/>
      <text:p text:style-name="P1"><text:bookmark-start text:name="__DdeLink__90_541698554"/><text:bookmark-start text:name="__DdeLink__274_2135154956"/><text:bookmark-start text:name="__DdeLink__572_291346890"/><text:soft-page-break/><text:span text:style-name="T8">Product_Opgesteld_Pad</text:span><text:bookmark-end text:name="__DdeLink__90_541698554"/><text:bookmark-end text:name="__DdeLink__274_2135154956"/><text:span text:style-name="T8">(</text:span><text:span text:style-name="T3">productid</text:span><text:span text:style-name="T8">,</text:span><text:span text:style-name="T3">padid,</text:span><text:span text:style-name="T9">aantal,gewicht</text:span><text:span text:style-name="T8">)</text:span><text:bookmark-end text:name="__DdeLink__572_291346890"/></text:p>
      <text:p text:style-name="P3"><text:tab/><text:span text:style-name="T8">Product_Opgesteld_Pad.productid </text:span>→<text:span text:style-name="T8"> Product.productid</text:span></text:p>
      <text:p text:style-name="P3"><text:tab/><text:span text:style-name="T8">Product_Opgesteld_Pad.padid → Pad.padid</text:span><text:bookmark text:name="__DdeLink__80_541698554"/></text:p>
      <text:p text:style-name="P16"><text:bookmark-start text:name="__DdeLink__113_541698554"/><text:bookmark-start text:name="__DdeLink__357_291346890"/><text:bookmark-start text:name="__DdeLink__443_291346890"/>CREATE TABLE <text:span text:style-name="T8">Product_Opgesteld_Pad</text:span>(productid <text:span text:style-name="T26">INT NOT NULL</text:span>, padid <text:span text:style-name="T26">INT NOT NULL</text:span>, aantal int, gewicht int, <text:span text:style-name="T26">FOREIGN KEY(productid) REFERENCES Product(productid), FOREIGN KEY(padid) REFERENCES Pad(padid)</text:span>);<text:bookmark-end text:name="__DdeLink__113_541698554"/><text:bookmark-end text:name="__DdeLink__357_291346890"/><text:bookmark-end text:name="__DdeLink__443_291346890"/></text:p>
      <text:p text:style-name="P14"/>
      <text:p text:style-name="P5"><text:bookmark-start text:name="__DdeLink__574_291346890"/><text:bookmark-start text:name="__DdeLink__576_291346890"/>Magazijn(<text:span text:style-name="T2">productid</text:span>, aantal, gewicht)<text:bookmark-end text:name="__DdeLink__574_291346890"/><text:bookmark-end text:name="__DdeLink__576_291346890"/></text:p>
      <text:p text:style-name="P5"><text:tab/><text:span text:style-name="T10">Magazijn.productid → Product.productid</text:span></text:p>
      <text:p text:style-name="P16"><text:bookmark-start text:name="__DdeLink__115_541698554"/><text:bookmark-start text:name="__DdeLink__117_541698554"/><text:bookmark-start text:name="__DdeLink__359_291346890"/>CREATE TABLE Magazijn(productid <text:span text:style-name="T26">INT NOT NULL</text:span>, aantal int, gewicht int, <text:span text:style-name="T26">FOREIGN KEY(productid) REFERENCES Product(productid)</text:span>);<text:bookmark-end text:name="__DdeLink__115_541698554"/><text:bookmark-end text:name="__DdeLink__117_541698554"/><text:bookmark-end text:name="__DdeLink__359_291346890"/></text:p>
      <text:p text:style-name="P14"/>
      <text:p text:style-name="P6">Klant(<text:span text:style-name="T6">klantid</text:span>,<text:span text:style-name="T2">groepid</text:span>)</text:p>
      <text:p text:style-name="P8"><text:tab/><text:span text:style-name="T10">Klant.groepid → Groep.groepid</text:span><text:bookmark text:name="__DdeLink__92_541698554"/><text:bookmark text:name="__DdeLink__82_541698554"/></text:p>
      <text:p text:style-name="P17"><text:bookmark-start text:name="__DdeLink__119_541698554"/><text:bookmark-start text:name="__DdeLink__361_291346890"/>CREATE TABLE Klant(klantid <text:span text:style-name="T24">INT NOT NULL auto_increment PRIMARY KEY</text:span>, groepid <text:span text:style-name="T27">INT NOT NULL, FOREIGN KEY(groepid) REFERENCES Groep(groepid))</text:span>;<text:bookmark-end text:name="__DdeLink__119_541698554"/><text:bookmark-end text:name="__DdeLink__361_291346890"/></text:p>
      <text:p text:style-name="P14"/>
      <text:p text:style-name="P9"><text:span text:style-name="T11">Werknemer(</text:span><text:span text:style-name="T6">werknemerid</text:span><text:span text:style-name="T11">,</text:span><text:span text:style-name="T13">naam</text:span><text:span text:style-name="T11">)</text:span></text:p>
      <text:p text:style-name="P17"><text:bookmark-start text:name="__DdeLink__121_541698554"/><text:bookmark-start text:name="__DdeLink__363_291346890"/><text:span text:style-name="T11">CREATE TABLE Werknemer(werknemer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21_541698554"/><text:bookmark-end text:name="__DdeLink__363_291346890"/></text:p>
      <text:p text:style-name="P24"/>
      <text:p text:style-name="P10"><text:span text:style-name="T11">Kassa(</text:span><text:span text:style-name="T6">kassanr</text:span><text:span text:style-name="T11">,</text:span><text:span text:style-name="T5">werknemerid</text:span><text:span text:style-name="T11">)</text:span></text:p>
      <text:p text:style-name="P10"><text:span text:style-name="T11"><text:tab/></text:span><text:span text:style-name="T12">Kassa.werknemerid → Werknemer.werknemerid</text:span></text:p>
      <text:p text:style-name="P21"><text:bookmark-start text:name="__DdeLink__123_541698554"/><text:bookmark-start text:name="__DdeLink__365_291346890"/><text:span text:style-name="T12">C</text:span><text:span text:style-name="T11">REATE TABLE Kassa(kassanr </text:span><text:span text:style-name="T16">INT NOT NULL </text:span><text:span text:style-name="T15">auto_increment </text:span><text:span text:style-name="T16">PRIMARY KEY</text:span><text:span text:style-name="T11">, werknemerid </text:span><text:span text:style-name="T18">INT NOT NULL, FOREIGN KEY(werknemerid) REFERENCES Werknemer(werknemerid)</text:span><text:span text:style-name="T11">);</text:span><text:bookmark-end text:name="__DdeLink__123_541698554"/><text:bookmark-end text:name="__DdeLink__365_291346890"/></text:p>
      <text:p text:style-name="P25"/>
      <text:p text:style-name="P25"/>
      <text:p text:style-name="P25"/>
      <text:p text:style-name="P25"/>
      <text:p text:style-name="P25"/>
      <text:p text:style-name="P26"><text:soft-page-break/>Wat er moet komen: <text:line-break/></text:p>
      <text:p text:style-name="P26">4 paden</text:p>
      <text:p text:style-name="P27"><text:tab/>Conserven</text:p>
      <text:p text:style-name="P30"><text:bookmark-start text:name="__DdeLink__433_291346890"/><text:bookmark-start text:name="__DdeLink__435_291346890"/><text:bookmark-start text:name="__DdeLink__468_291346890"/><text:bookmark-start text:name="__DdeLink__470_291346890"/>INSERT INTO Pad(naam) VALUES('Conserven');<text:bookmark-end text:name="__DdeLink__433_291346890"/><text:bookmark-end text:name="__DdeLink__435_291346890"/><text:bookmark-end text:name="__DdeLink__468_291346890"/><text:bookmark-end text:name="__DdeLink__470_291346890"/></text:p>
      <text:p text:style-name="P27"><text:tab/>Diepvries</text:p>
      <text:p text:style-name="P30"><text:bookmark-start text:name="__DdeLink__472_291346890"/>INSERT INTO Pad(naam) VALUES('Diepvries');<text:bookmark-end text:name="__DdeLink__472_291346890"/></text:p>
      <text:p text:style-name="P27"><text:tab/>Non-food</text:p>
      <text:p text:style-name="P30"><text:bookmark-start text:name="__DdeLink__474_291346890"/>INSERT INTO Pad(naam) VALUES('Non-food');<text:bookmark-end text:name="__DdeLink__474_291346890"/></text:p>
      <text:p text:style-name="P27"><text:tab/>Chips</text:p>
      <text:p text:style-name="P30"><text:bookmark-start text:name="__DdeLink__476_291346890"/>INSERT INTO Pad(naam) VALUES('Chips');<text:bookmark-end text:name="__DdeLink__476_291346890"/></text:p>
      <text:p text:style-name="P27"><text:tab/>Drank<text:span text:style-name="T30">en</text:span></text:p>
      <text:p text:style-name="P30"><text:bookmark-start text:name="__DdeLink__478_291346890"/>INSERT INTO Pad(naam) VALUES('Dranken');<text:bookmark-end text:name="__DdeLink__478_291346890"/></text:p>
      <text:p text:style-name="P26">2 artikelen per pad <text:bookmark-start text:name="__DdeLink__439_291346890"/><text:bookmark-end text:name="__DdeLink__439_291346890"/></text:p>
      <text:p text:style-name="P28">Conserven:</text:p>
      <text:p text:style-name="P28"><text:tab/>Bruine bonen</text:p>
      <text:p text:style-name="P31"><text:bookmark-start text:name="__DdeLink__466_291346890"/><text:bookmark-start text:name="__DdeLink__480_291346890"/><text:bookmark-start text:name="__DdeLink__512_291346890"/><text:span text:style-name="T31">INSERT INTO </text:span>Product(naam,prijs) <text:span text:style-name="T31">VALUES('Bruine bonen',1.50);</text:span><text:bookmark-end text:name="__DdeLink__466_291346890"/><text:bookmark-end text:name="__DdeLink__480_291346890"/><text:bookmark-end text:name="__DdeLink__512_291346890"/></text:p>
      <text:p text:style-name="P28"><text:tab/>Worteltjes</text:p>
      <text:p text:style-name="P31"><text:bookmark-start text:name="__DdeLink__482_291346890"/><text:span text:style-name="T31">INSERT INTO </text:span>Product(naam,prijs) <text:span text:style-name="T31">VALUES('Worteltjes',2.00);</text:span><text:bookmark-end text:name="__DdeLink__482_291346890"/></text:p>
      <text:p text:style-name="P28"><text:tab/>Appelmoes</text:p>
      <text:p text:style-name="P31"><text:bookmark-start text:name="__DdeLink__484_291346890"/><text:span text:style-name="T31">INSERT INTO </text:span>Product(naam,prijs) <text:span text:style-name="T31">VALUES('Appelmoes',1.05);</text:span><text:bookmark-end text:name="__DdeLink__484_291346890"/></text:p>
      <text:p text:style-name="P28">Diepvries</text:p>
      <text:p text:style-name="P28"><text:tab/>Pizza</text:p>
      <text:p text:style-name="P31"><text:bookmark-start text:name="__DdeLink__486_291346890"/><text:span text:style-name="T31">INSERT INTO </text:span>Product(naam,prijs) <text:span text:style-name="T31">VALUES('Pizza',3.50);</text:span><text:bookmark-end text:name="__DdeLink__486_291346890"/></text:p>
      <text:p text:style-name="P28"><text:tab/>Magnum</text:p>
      <text:p text:style-name="P31"><text:bookmark-start text:name="__DdeLink__488_291346890"/><text:span text:style-name="T31">INSERT INTO </text:span>Product(naam,prijs) <text:span text:style-name="T31">VALUES('Magnum',2.50);</text:span><text:bookmark-end text:name="__DdeLink__488_291346890"/></text:p>
      <text:p text:style-name="P28">Non-food</text:p>
      <text:p text:style-name="P28"><text:tab/>Wasbenzine</text:p>
      <text:p text:style-name="P31"><text:bookmark-start text:name="__DdeLink__490_291346890"/><text:span text:style-name="T31">INSERT INTO </text:span>Product(naam,prijs) <text:span text:style-name="T31">VALUES('Wasbenzine',1.25);</text:span><text:bookmark-end text:name="__DdeLink__490_291346890"/></text:p>
      <text:p text:style-name="P28"><text:soft-page-break/><text:tab/>Gootsteenontstopper</text:p>
      <text:p text:style-name="P31"><text:bookmark-start text:name="__DdeLink__492_291346890"/><text:span text:style-name="T31">INSERT INTO </text:span>Product(naam,prijs) <text:span text:style-name="T31">VALUES('Gootsteenontstopper',1.75);</text:span><text:bookmark-end text:name="__DdeLink__492_291346890"/></text:p>
      <text:p text:style-name="P28"><text:tab/><text:span text:style-name="T28">Wasverzachter</text:span></text:p>
      <text:p text:style-name="P31"><text:bookmark-start text:name="__DdeLink__494_291346890"/><text:span text:style-name="T31">INSERT INTO </text:span>Product(naam,prijs) <text:span text:style-name="T31">VALUES('Wasverzachter',4.50);</text:span><text:bookmark-end text:name="__DdeLink__494_291346890"/></text:p>
      <text:p text:style-name="P28">Chips</text:p>
      <text:p text:style-name="P28"><text:tab/>Ham-kaas chips</text:p>
      <text:p text:style-name="P31"><text:bookmark-start text:name="__DdeLink__496_291346890"/><text:span text:style-name="T31">INSERT INTO </text:span>Product(naam,prijs) <text:span text:style-name="T31">VALUES('Ham-Kaas chips',1.50);</text:span><text:bookmark-end text:name="__DdeLink__496_291346890"/></text:p>
      <text:p text:style-name="P28"><text:tab/>Beertjes chips</text:p>
      <text:p text:style-name="P31"><text:bookmark-start text:name="__DdeLink__498_291346890"/><text:span text:style-name="T31">INSERT INTO </text:span>Product(naam,prijs) <text:span text:style-name="T31">VALUES('Beertjes chips',2.15);</text:span><text:bookmark-end text:name="__DdeLink__498_291346890"/></text:p>
      <text:p text:style-name="P28">Drank</text:p>
      <text:p text:style-name="P28"><text:tab/>Captain Morgan</text:p>
      <text:p text:style-name="P31"><text:bookmark-start text:name="__DdeLink__500_291346890"/><text:span text:style-name="T31">INSERT INTO </text:span>Product(naam,prijs) <text:span text:style-name="T31">VALUES('Captain Morgan',15.00);</text:span><text:bookmark-end text:name="__DdeLink__500_291346890"/></text:p>
      <text:p text:style-name="P28"><text:tab/>Jagermeister</text:p>
      <text:p text:style-name="P31"><text:bookmark-start text:name="__DdeLink__502_291346890"/><text:span text:style-name="T31">INSERT INTO </text:span>Product(naam,prijs) <text:span text:style-name="T31">VALUES('Jagermeister',12.50);</text:span><text:bookmark-end text:name="__DdeLink__502_291346890"/></text:p>
      <text:p text:style-name="P28"><text:tab/>Schultenbrau bier</text:p>
      <text:p text:style-name="P31"><text:bookmark-start text:name="__DdeLink__504_291346890"/><text:span text:style-name="T31">INSERT INTO </text:span>Product(naam,prijs) <text:span text:style-name="T31">VALUES('Schultenbrau krat',5.00);</text:span><text:bookmark-end text:name="__DdeLink__504_291346890"/></text:p>
      <text:p text:style-name="P28"/>
      <text:p text:style-name="P33"><text:span text:style-name="T19">2 afdelingen</text:span></text:p>
      <text:p text:style-name="P33"><text:span text:style-name="T19"><text:tab/></text:span><text:span text:style-name="T20">Kaasafdeling</text:span></text:p>
      <text:p text:style-name="P36"><text:bookmark-start text:name="__DdeLink__506_291346890"/><text:bookmark-start text:name="__DdeLink__508_291346890"/><text:span text:style-name="T20">I</text:span><text:span text:style-name="T11">NSERT INTO Afdeling(naam) VALUES('Kaas');</text:span><text:bookmark-end text:name="__DdeLink__506_291346890"/><text:bookmark-end text:name="__DdeLink__508_291346890"/></text:p>
      <text:p text:style-name="P33"><text:span text:style-name="T20"><text:tab/>Vleesafdeling</text:span></text:p>
      <text:p text:style-name="P36"><text:bookmark-start text:name="__DdeLink__510_291346890"/><text:span text:style-name="T20">INSERT INTO Afdeling(naam) VALUES('</text:span><text:span text:style-name="T11">Vlees</text:span><text:span text:style-name="T20">');</text:span><text:bookmark-end text:name="__DdeLink__510_291346890"/></text:p>
      <text:p text:style-name="P36"><text:span text:style-name="T20"/></text:p>
      <text:p text:style-name="P34"><text:span text:style-name="T11">1 artikel per afdeling welke in grootte kan varieren</text:span></text:p>
      <text:p text:style-name="P34"><text:span text:style-name="T11"><text:tab/></text:span><text:span text:style-name="T20">Kaasafdeling: </text:span><text:bookmark-start text:name="__DdeLink__514_291346890"/><text:span text:style-name="T20">Old amsterdam 50+</text:span><text:bookmark-end text:name="__DdeLink__514_291346890"/></text:p>
      <text:p text:style-name="P37"><text:bookmark-start text:name="__DdeLink__516_291346890"/><text:bookmark-start text:name="__DdeLink__518_291346890"/><text:span text:style-name="T20">I</text:span><text:span text:style-name="T11">NSERT INTO Product(naam,prijs,afdelingid) VALUES ('</text:span><text:span text:style-name="T20">Old amsterdam 50+</text:span><text:span text:style-name="T11">',2.50,1);</text:span><text:bookmark-end text:name="__DdeLink__516_291346890"/><text:bookmark-end text:name="__DdeLink__518_291346890"/></text:p>
      <text:p text:style-name="P35"><text:span text:style-name="T20"><text:tab/></text:span></text:p>
      <text:p text:style-name="P35"><text:span text:style-name="T20"/></text:p>
      <text:p text:style-name="P35"><text:soft-page-break/><text:span text:style-name="T20"><text:tab/>Vleesafdeling: Spareribs</text:span></text:p>
      <text:p text:style-name="P37"><text:bookmark-start text:name="__DdeLink__520_291346890"/><text:span text:style-name="T20">INSERT INTO Product(naam,prijs,afdelingid) VALUES ('</text:span><text:span text:style-name="T23">Spareribs</text:span><text:span text:style-name="T20">',</text:span><text:span text:style-name="T11">1.50</text:span><text:span text:style-name="T20">,</text:span><text:span text:style-name="T11">2</text:span><text:span text:style-name="T20">);</text:span><text:bookmark-end text:name="__DdeLink__520_291346890"/></text:p>
      <text:p text:style-name="P37"><text:span text:style-name="T20"/></text:p>
      <text:p text:style-name="P34"><text:span text:style-name="T11">4 kassa's waarvan altijd minstens 1 open is</text:span></text:p>
      <text:p text:style-name="P34"><text:span text:style-name="T11"/></text:p>
      <text:p text:style-name="P34"><text:span text:style-name="T11">4 verschillende soorten klanten</text:span></text:p>
      <text:p text:style-name="P34"><text:span text:style-name="T11"><text:tab/></text:span><text:span text:style-name="T21">Student</text:span></text:p>
      <text:p text:style-name="P38"><text:bookmark-start text:name="__DdeLink__522_291346890"/><text:bookmark-start text:name="__DdeLink__525_291346890"/><text:span text:style-name="T21">I</text:span><text:span text:style-name="T11">NSERT INTO Groep('Student');</text:span><text:bookmark-end text:name="__DdeLink__522_291346890"/><text:bookmark-end text:name="__DdeLink__525_291346890"/></text:p>
      <text:p text:style-name="P34"><text:span text:style-name="T21"><text:tab/>Moeder</text:span></text:p>
      <text:p text:style-name="P38"><text:bookmark-start text:name="__DdeLink__527_291346890"/><text:span text:style-name="T21">INSERT INTO Groep('</text:span><text:span text:style-name="T11">Moeder</text:span><text:span text:style-name="T21">');</text:span><text:bookmark-end text:name="__DdeLink__527_291346890"/></text:p>
      <text:p text:style-name="P34"><text:span text:style-name="T21"><text:tab/>Alcoholist</text:span></text:p>
      <text:p text:style-name="P38"><text:bookmark-start text:name="__DdeLink__529_291346890"/><text:span text:style-name="T21">INSERT INTO Groep('</text:span><text:span text:style-name="T11">Alcoholist</text:span><text:span text:style-name="T21">');</text:span><text:bookmark-end text:name="__DdeLink__529_291346890"/></text:p>
      <text:p text:style-name="P34"><text:span text:style-name="T21"><text:tab/></text:span><text:span text:style-name="T22">Dikzak</text:span></text:p>
      <text:p text:style-name="P38"><text:bookmark-start text:name="__DdeLink__531_291346890"/><text:span text:style-name="T21">I</text:span><text:span text:style-name="T22">NSERT INTO Groep('</text:span><text:span text:style-name="T11">Dikzak</text:span><text:span text:style-name="T22">');</text:span><text:bookmark-end text:name="__DdeLink__531_291346890"/></text:p>
      <text:p text:style-name="P38"><text:span text:style-name="T22"/></text:p>
      <text:p text:style-name="P34"><text:span text:style-name="T11">6 personeelsleden</text:span></text:p>
      <text:p text:style-name="P26"><text:tab/><text:span text:style-name="T29">Henkie</text:span></text:p>
      <text:p text:style-name="P32"><text:bookmark-start text:name="__DdeLink__543_291346890"/>INSERT INTO Werknemer('Henkie');<text:bookmark-end text:name="__DdeLink__543_291346890"/></text:p>
      <text:p text:style-name="P26"><text:tab/><text:span text:style-name="T29">Pietertje</text:span></text:p>
      <text:p text:style-name="P32"><text:bookmark-start text:name="__DdeLink__545_291346890"/>INSERT INTO Werknemer('Pietertje');<text:bookmark-end text:name="__DdeLink__545_291346890"/></text:p>
      <text:p text:style-name="P26"><text:tab/><text:span text:style-name="T29">Erik</text:span></text:p>
      <text:p text:style-name="P32"><text:bookmark-start text:name="__DdeLink__547_291346890"/>INSERT INTO Werknemer('Erik');<text:bookmark-end text:name="__DdeLink__547_291346890"/></text:p>
      <text:p text:style-name="P26"><text:tab/><text:span text:style-name="T29">Klaas</text:span></text:p>
      <text:p text:style-name="P32"><text:bookmark-start text:name="__DdeLink__549_291346890"/>INSERT INTO Werknemer('Klaas');<text:bookmark-end text:name="__DdeLink__549_291346890"/></text:p>
      <text:p text:style-name="P29"><text:tab/>Barrie</text:p>
      <text:p text:style-name="P32"><text:bookmark-start text:name="__DdeLink__551_291346890"/>INSERT INTO Werknemer('Barrie');<text:bookmark-end text:name="__DdeLink__551_291346890"/></text:p>
      <text:p text:style-name="P29"><text:tab/>Elise</text:p>
      <text:p text:style-name="P32"><text:bookmark-start text:name="__DdeLink__553_291346890"/>INSERT INTO Werknemer('Elise');<text:bookmark-end text:name="__DdeLink__553_2913468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cbro</meta:initial-creator>
    <meta:editing-cycles>54</meta:editing-cycles>
    <meta:creation-date>2015-10-26T09:13:00</meta:creation-date>
    <dc:date>2015-12-13T22:20:03.527465773</dc:date>
    <meta:editing-duration>PT9H21M15S</meta:editing-duration>
    <meta:generator>LibreOffice/4.4.6.3$Linux_X86_64 LibreOffice_project/40m0$Build-3</meta:generator>
    <meta:document-statistic meta:table-count="0" meta:image-count="0" meta:object-count="0" meta:page-count="5" meta:paragraph-count="107" meta:word-count="400" meta:character-count="4140" meta:non-whitespace-character-count="3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